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end" style:justify-single-word="false"/>
      <style:text-properties fo:font-size="16pt" officeooo:rsid="00100720" officeooo:paragraph-rsid="00100720" style:font-size-asian="14pt" style:font-size-complex="16pt"/>
    </style:style>
    <style:style style:name="P2" style:family="paragraph" style:parent-style-name="Standard">
      <style:paragraph-properties fo:text-align="center" style:justify-single-word="false"/>
      <style:text-properties fo:font-size="16pt" fo:font-weight="bold" officeooo:rsid="00100720" officeooo:paragraph-rsid="00100720"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font-style="normal" fo:font-weight="normal" officeooo:rsid="00100720" officeooo:paragraph-rsid="00100720" style:font-size-asian="14pt" style:font-style-asian="normal" style:font-weight-asian="normal" style:font-size-complex="16pt" style:font-style-complex="normal" style:font-weight-complex="normal"/>
    </style:style>
    <style:style style:name="P4" style:family="paragraph" style:parent-style-name="Standard" style:list-style-name="L1">
      <style:paragraph-properties fo:text-align="start" style:justify-single-word="false"/>
      <style:text-properties fo:font-size="16pt" fo:font-style="normal" fo:font-weight="normal" officeooo:rsid="00100720" officeooo:paragraph-rsid="00100720" style:font-size-asian="14pt" style:font-style-asian="normal" style:font-weight-asian="normal" style:font-size-complex="16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nencio Granados Dante Jusepee</text:p>
      <text:p text:style-name="P1"/>
      <text:p text:style-name="P2">Colección abstracta</text:p>
      <text:p text:style-name="P2"/>
      <text:list xml:id="list3313127900" text:style-name="L1">
        <text:list-item>
          <text:p text:style-name="P4">¿Qué estructuras de datos incluye la API de Java dentro del paquete que importas, java.util?</text:p>
          <text:list>
            <text:list-item>
              <text:list>
                <text:list-item>
                  <text:p text:style-name="P4">Collection, List, Set y Map</text:p>
                </text:list-item>
              </text:list>
            </text:list-item>
          </text:list>
        </text:list-item>
      </text:list>
      <text:p text:style-name="P3"/>
      <text:list xml:id="list213617257103115" text:continue-numbering="true" text:style-name="L1">
        <text:list-item>
          <text:p text:style-name="P4">¿Cuál crees que es el objetivo de la interfaz Collection? ¿Por qué no hacer que cada estructura defina sus propios métodos?</text:p>
          <text:list>
            <text:list-item>
              <text:list>
                <text:list-item>
                  <text:p text:style-name="P4">La interfaz collection es la base para todas las estructuras de datos ya que contiene los métodos básicos para que las estructuras funcionen, su objetivo es ahorrar tiempo al ya tener en una interfaces definido los métodos básicos</text:p>
                </text:list-item>
              </text:list>
            </text:list-item>
          </text:list>
        </text:list-item>
      </text:list>
      <text:p text:style-name="P3"/>
      <text:list xml:id="list213616091725866" text:continue-numbering="true" text:style-name="L1">
        <text:list-item>
          <text:p text:style-name="P4">¿Qué métodos permite la interfaz Collection que su funcionalidad sea opcional? ¿Qué deben hacer estos métodos opcionales si no se implementa su funcionalidad? ¿Por qué crees que son opcionales?</text:p>
          <text:list>
            <text:list-item>
              <text:list>
                <text:list-item>
                  <text:p text:style-name="P4">Los métodos abstractos</text:p>
                </text:list-item>
                <text:list-item>
                  <text:p text:style-name="P4">Mandar excepciones o seguir siendo abstractos</text:p>
                </text:list-item>
                <text:list-item>
                  <text:p text:style-name="P4">Son opcionales ya que no todas las estructuras los utilizan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21:19:46.545511063</meta:creation-date>
    <dc:date>2019-03-20T21:36:15.286157585</dc:date>
    <meta:editing-duration>PT3M58S</meta:editing-duration>
    <meta:editing-cycles>1</meta:editing-cycles>
    <meta:document-statistic meta:table-count="0" meta:image-count="0" meta:object-count="0" meta:page-count="1" meta:paragraph-count="10" meta:word-count="141" meta:character-count="858" meta:non-whitespace-character-count="734"/>
    <meta:generator>LibreOffice/6.0.7.3.0$Linux_X86_64 LibreOffice_project/00$Build-3</meta:generator>
  </office:meta>
</office:document-meta>
</file>